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4e81" officeooo:paragraph-rsid="00194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77777777777777 Hig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4:50:17.095000000</meta:creation-date>
    <dc:date>2024-12-18T14:50:24.475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24.8.3.2$Windows_X86_64 LibreOffice_project/48a6bac9e7e268aeb4c3483fcf825c94556d9f92</meta:generator>
  </office:meta>
</office:document-meta>
</file>